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officeooo:rsid="0007a970" officeooo:paragraph-rsid="0007a970"/>
    </style:style>
    <style:style style:name="P2" style:family="paragraph" style:parent-style-name="Heading_20_2">
      <style:paragraph-properties fo:line-height="100%"/>
    </style:style>
    <style:style style:name="P3" style:family="paragraph" style:parent-style-name="Heading_20_3">
      <style:paragraph-properties fo:line-height="100%"/>
    </style:style>
    <style:style style:name="P4" style:family="paragraph" style:parent-style-name="Heading_20_3">
      <style:paragraph-properties fo:line-height="100%"/>
      <style:text-properties officeooo:paragraph-rsid="000b5a9b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line-height="100%" fo:text-indent="0cm" style:auto-text-indent="false" style:writing-mode="lr-tb"/>
      <style:text-properties officeooo:paragraph-rsid="000b5a9b"/>
    </style:style>
    <style:style style:name="P6" style:family="paragraph" style:parent-style-name="Preformatted_20_Text">
      <style:paragraph-properties fo:margin-left="0cm" fo:margin-right="0cm" fo:line-height="100%" fo:text-indent="0cm" style:auto-text-indent="false" style:writing-mode="lr-tb"/>
      <style:text-properties officeooo:paragraph-rsid="000b5a9b"/>
    </style:style>
    <style:style style:name="P7" style:family="paragraph" style:parent-style-name="Preformatted_20_Text">
      <style:paragraph-properties fo:margin-top="0cm" fo:margin-bottom="0.499cm" style:contextual-spacing="false" fo:line-height="100%" style:writing-mode="lr-tb"/>
      <style:text-properties officeooo:paragraph-rsid="000b5a9b"/>
    </style:style>
    <style:style style:name="P8" style:family="paragraph" style:parent-style-name="Preformatted_20_Text">
      <style:paragraph-properties fo:line-height="100%" style:writing-mode="lr-tb"/>
      <style:text-properties officeooo:paragraph-rsid="000b5a9b"/>
    </style:style>
    <style:style style:name="P9" style:family="paragraph" style:parent-style-name="Horizontal_20_Line">
      <style:paragraph-properties fo:line-height="100%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line-height="100%" fo:text-indent="0cm" style:auto-text-indent="false" style:writing-mode="lr-tb"/>
    </style:style>
    <style:style style:name="P11" style:family="paragraph" style:parent-style-name="Preformatted_20_Text">
      <style:paragraph-properties fo:margin-left="0cm" fo:margin-right="0cm" fo:line-height="100%" fo:text-indent="0cm" style:auto-text-indent="false" style:writing-mode="lr-tb"/>
    </style:style>
    <style:style style:name="P12" style:family="paragraph" style:parent-style-name="Preformatted_20_Text">
      <style:paragraph-properties fo:line-height="100%" style:writing-mode="lr-tb"/>
    </style:style>
    <style:style style:name="P13" style:family="paragraph" style:parent-style-name="Preformatted_20_Text">
      <style:paragraph-properties fo:margin-top="0cm" fo:margin-bottom="0.499cm" style:contextual-spacing="false" fo:line-height="100%" style:writing-mode="lr-tb"/>
      <style:text-properties officeooo:paragraph-rsid="000d190c"/>
    </style:style>
    <style:style style:name="P14" style:family="paragraph" style:parent-style-name="Preformatted_20_Text">
      <style:paragraph-properties fo:line-height="100%" style:writing-mode="lr-tb"/>
      <style:text-properties officeooo:paragraph-rsid="000d190c"/>
    </style:style>
    <style:style style:name="P15" style:family="paragraph" style:parent-style-name="Text_20_body">
      <style:paragraph-properties fo:line-height="100%"/>
    </style:style>
    <style:style style:name="P16" style:family="paragraph" style:parent-style-name="Text_20_body">
      <style:paragraph-properties fo:line-height="100%" fo:text-align="start" style:justify-single-word="false"/>
      <style:text-properties officeooo:rsid="000b5a9b" officeooo:paragraph-rsid="000b5a9b"/>
    </style:style>
    <style:style style:name="P17" style:family="paragraph" style:parent-style-name="Preformatted_20_Text">
      <style:paragraph-properties fo:margin-top="0cm" fo:margin-bottom="0.499cm" style:contextual-spacing="false" fo:line-height="100%" style:writing-mode="lr-tb"/>
      <style:text-properties fo:font-size="14pt" fo:font-weight="bold" officeooo:rsid="000b5a9b" officeooo:paragraph-rsid="000d190c" style:font-size-asian="14pt" style:font-weight-asian="bold" style:font-size-complex="14pt" style:font-weight-complex="bold"/>
    </style:style>
    <style:style style:name="P18" style:family="paragraph" style:parent-style-name="Heading_20_3">
      <style:paragraph-properties fo:line-height="100%"/>
      <style:text-properties officeooo:rsid="000deed0" officeooo:paragraph-rsid="000deed0"/>
    </style:style>
    <style:style style:name="P19" style:family="paragraph" style:parent-style-name="Text_20_body">
      <style:paragraph-properties fo:line-height="100%"/>
      <style:text-properties officeooo:rsid="000deed0" officeooo:paragraph-rsid="000deed0"/>
    </style:style>
    <style:style style:name="P20" style:family="paragraph" style:parent-style-name="Text_20_body">
      <style:paragraph-properties fo:line-height="100%" fo:text-align="start" style:justify-single-word="false"/>
      <style:text-properties fo:font-weight="bold" officeooo:rsid="000f25cf" officeooo:paragraph-rsid="000f25cf" style:font-weight-asian="bold" style:font-weight-complex="bold"/>
    </style:style>
    <style:style style:name="P21" style:family="paragraph" style:parent-style-name="Text_20_body">
      <style:paragraph-properties fo:line-height="100%" fo:text-align="start" style:justify-single-word="false"/>
      <style:text-properties fo:font-weight="bold" officeooo:rsid="000f25cf" officeooo:paragraph-rsid="000fd15d" style:font-weight-asian="bold" style:font-weight-complex="bold"/>
    </style:style>
    <style:style style:name="P22" style:family="paragraph" style:parent-style-name="Text_20_body">
      <style:paragraph-properties fo:line-height="100%" fo:text-align="start" style:justify-single-word="false"/>
      <style:text-properties fo:font-weight="bold" officeooo:rsid="001086b8" officeooo:paragraph-rsid="001086b8" style:font-weight-asian="bold" style:font-weight-complex="bold"/>
    </style:style>
    <style:style style:name="P23" style:family="paragraph" style:parent-style-name="Text_20_body">
      <style:paragraph-properties fo:line-height="100%" fo:text-align="start" style:justify-single-word="false"/>
      <style:text-properties fo:font-weight="bold" officeooo:rsid="0011d267" officeooo:paragraph-rsid="0011d267" style:font-weight-asian="bold" style:font-weight-complex="bold"/>
    </style:style>
    <style:style style:name="P24" style:family="paragraph" style:parent-style-name="Text_20_body">
      <style:paragraph-properties fo:line-height="100%" fo:text-align="start" style:justify-single-word="false"/>
      <style:text-properties fo:font-weight="normal" officeooo:rsid="000f25cf" officeooo:paragraph-rsid="000f25cf" style:font-weight-asian="normal" style:font-weight-complex="normal"/>
    </style:style>
    <style:style style:name="P25" style:family="paragraph" style:parent-style-name="Text_20_body">
      <style:paragraph-properties fo:line-height="100%" fo:text-align="start" style:justify-single-word="false"/>
      <style:text-properties fo:font-weight="normal" officeooo:rsid="000fd15d" officeooo:paragraph-rsid="000fd15d" style:font-weight-asian="normal" style:font-weight-complex="normal"/>
    </style:style>
    <style:style style:name="P26" style:family="paragraph" style:parent-style-name="Text_20_body">
      <style:paragraph-properties fo:line-height="100%" fo:text-align="start" style:justify-single-word="false"/>
      <style:text-properties fo:font-weight="normal" officeooo:rsid="001086b8" officeooo:paragraph-rsid="001086b8" style:font-weight-asian="normal" style:font-weight-complex="normal"/>
    </style:style>
    <style:style style:name="P27" style:family="paragraph" style:parent-style-name="Text_20_body">
      <style:paragraph-properties fo:line-height="100%" fo:text-align="start" style:justify-single-word="false"/>
      <style:text-properties fo:font-weight="normal" officeooo:rsid="0011d267" officeooo:paragraph-rsid="0011d267" style:font-weight-asian="normal" style:font-weight-complex="normal"/>
    </style:style>
    <style:style style:name="P28" style:family="paragraph" style:parent-style-name="Text_20_body" style:list-style-name="L1">
      <style:paragraph-properties fo:line-height="100%"/>
    </style:style>
    <style:style style:name="P29" style:family="paragraph" style:parent-style-name="Text_20_body" style:list-style-name="L2">
      <style:paragraph-properties fo:line-height="100%"/>
    </style:style>
    <style:style style:name="P30" style:family="paragraph" style:parent-style-name="Text_20_body" style:list-style-name="L3">
      <style:paragraph-properties fo:line-height="100%"/>
    </style:style>
    <style:style style:name="P31" style:family="paragraph" style:parent-style-name="Text_20_body" style:list-style-name="L4">
      <style:paragraph-properties fo:line-height="100%"/>
    </style:style>
    <style:style style:name="P32" style:family="paragraph" style:parent-style-name="Text_20_body" style:list-style-name="L5">
      <style:paragraph-properties fo:line-height="100%"/>
    </style:style>
    <style:style style:name="P33" style:family="paragraph" style:parent-style-name="Text_20_body" style:list-style-name="L6">
      <style:paragraph-properties fo:line-height="100%"/>
    </style:style>
    <style:style style:name="P34" style:family="paragraph" style:parent-style-name="Text_20_body" style:list-style-name="L7">
      <style:paragraph-properties fo:line-height="100%"/>
    </style:style>
    <style:style style:name="P35" style:family="paragraph" style:parent-style-name="Text_20_body" style:list-style-name="L8">
      <style:paragraph-properties fo:line-height="100%"/>
    </style:style>
    <style:style style:name="P36" style:family="paragraph" style:parent-style-name="Text_20_body">
      <style:paragraph-properties fo:line-height="100%" fo:text-align="start" style:justify-single-word="false"/>
      <style:text-properties fo:font-weight="normal" officeooo:rsid="0011d267" officeooo:paragraph-rsid="0011d267" style:font-weight-asian="normal" style:font-weight-complex="normal"/>
    </style:style>
    <style:style style:name="P37" style:family="paragraph" style:parent-style-name="Text_20_body">
      <style:paragraph-properties fo:line-height="100%" fo:text-align="start" style:justify-single-word="false"/>
      <style:text-properties fo:font-weight="bold" officeooo:rsid="0011d267" officeooo:paragraph-rsid="0011d267" style:font-weight-asian="bold" style:font-weight-complex="bold"/>
    </style:style>
    <style:style style:name="T1" style:family="text">
      <style:text-properties officeooo:rsid="000b5a9b"/>
    </style:style>
    <style:style style:name="T2" style:family="text">
      <style:text-properties officeooo:rsid="000d190c"/>
    </style:style>
    <style:style style:name="T3" style:family="text">
      <style:text-properties officeooo:rsid="000deed0"/>
    </style:style>
    <style:style style:name="T4" style:family="text">
      <style:text-properties officeooo:rsid="000fd15d"/>
    </style:style>
    <style:style style:name="T5" style:family="text">
      <style:text-properties officeooo:rsid="0011d26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📚 Banco de Dados — Introdução ao SQL</text:h>
      <text:p text:style-name="P9"/>
      <text:h text:style-name="P2" text:outline-level="2">✅ O que é SQL?</text:h>
      <text:p text:style-name="P15">SQL (Structured Query Language) é uma linguagem padrão utilizada para <text:span text:style-name="Strong_20_Emphasis">gerenciamento e manipulação de bancos de dados relacionais</text:span>.<text:line-break/>Com ela, você pode <text:span text:style-name="Strong_20_Emphasis">criar estruturas</text:span>, <text:span text:style-name="Strong_20_Emphasis">inserir dados</text:span>, realizar <text:span text:style-name="Strong_20_Emphasis">consultas</text:span>, <text:span text:style-name="Strong_20_Emphasis">atualizações</text:span> e muito mais.</text:p>
      <text:p text:style-name="P9"/>
      <text:h text:style-name="P2" text:outline-level="2">🔤 Tipos de Dados Primitivos</text:h>
      <text:h text:style-name="P3" text:outline-level="3">🔢 Numéricos</text:h>
      <text:list text:style-name="L1">
        <text:list-item>
          <text:p text:style-name="P28"><text:span text:style-name="Strong_20_Emphasis">Inteiros</text:span>:<text:line-break/>◦ <text:span text:style-name="Source_20_Text">INT</text:span>, <text:span text:style-name="Source_20_Text">INTEGER</text:span> – números inteiros (ex: <text:span text:style-name="Source_20_Text">1</text:span>, <text:span text:style-name="Source_20_Text">100</text:span>, <text:span text:style-name="Source_20_Text">-42</text:span>)</text:p>
        </text:list-item>
        <text:list-item>
          <text:p text:style-name="P28"><text:span text:style-name="Strong_20_Emphasis">Reais (Ponto flutuante)</text:span>:<text:line-break/>◦ <text:span text:style-name="Source_20_Text">FLOAT</text:span>, <text:span text:style-name="Source_20_Text">DOUBLE</text:span> – números com casas decimais (ex: <text:span text:style-name="Source_20_Text">3.14</text:span>, <text:span text:style-name="Source_20_Text">-0.99</text:span>)</text:p>
        </text:list-item>
      </text:list>
      <text:h text:style-name="P3" text:outline-level="3">🟢 Booleano (Lógico)</text:h>
      <text:list text:style-name="L2">
        <text:list-item>
          <text:p text:style-name="P29"><text:span text:style-name="Source_20_Text">BOOLEAN</text:span> – representa valores lógicos: <text:span text:style-name="Source_20_Text">TRUE</text:span> ou <text:span text:style-name="Source_20_Text">FALSE</text:span></text:p>
        </text:list-item>
      </text:list>
      <text:h text:style-name="P3" text:outline-level="3">🕒 Data e Tempo</text:h>
      <text:list text:style-name="L3">
        <text:list-item>
          <text:p text:style-name="P30"><text:span text:style-name="Source_20_Text">DATE</text:span> – apenas data (ex: <text:span text:style-name="Source_20_Text">'2025-06-26'</text:span>)</text:p>
        </text:list-item>
        <text:list-item>
          <text:p text:style-name="P30"><text:span text:style-name="Source_20_Text">DATETIME</text:span> – data + hora (ex: <text:span text:style-name="Source_20_Text">'2025-06-26 14:30:00'</text:span>)</text:p>
        </text:list-item>
        <text:list-item>
          <text:p text:style-name="P30"><text:span text:style-name="Source_20_Text">TIMESTAMP</text:span> – data/hora com fuso horário e precisão de mudanças</text:p>
        </text:list-item>
      </text:list>
      <text:h text:style-name="P3" text:outline-level="3">🔡 Literais (Texto Curto)</text:h>
      <text:list text:style-name="L4">
        <text:list-item>
          <text:p text:style-name="P31"><text:span text:style-name="Source_20_Text">CHAR(n)</text:span> – texto de comprimento fixo (ex: <text:span text:style-name="Source_20_Text">CHAR(5)</text:span>)</text:p>
        </text:list-item>
        <text:list-item>
          <text:p text:style-name="P31"><text:span text:style-name="Source_20_Text">VARCHAR(n)</text:span> – texto de comprimento variável (ex: <text:span text:style-name="Source_20_Text">VARCHAR(100)</text:span>)</text:p>
        </text:list-item>
      </text:list>
      <text:h text:style-name="P3" text:outline-level="3">📃 Texto Longo</text:h>
      <text:list text:style-name="L5">
        <text:list-item>
          <text:p text:style-name="P32"><text:span text:style-name="Source_20_Text">TEXT</text:span>, <text:span text:style-name="Source_20_Text">MEDIUMTEXT</text:span>, <text:span text:style-name="Source_20_Text">LONGTEXT</text:span> – usados para armazenar grandes quantidades de texto</text:p>
        </text:list-item>
      </text:list>
      <text:h text:style-name="P3" text:outline-level="3">💾 Binário</text:h>
      <text:list text:style-name="L6">
        <text:list-item>
          <text:p text:style-name="P33"><text:span text:style-name="Source_20_Text">BLOB</text:span>, <text:span text:style-name="Source_20_Text">MEDIUMBLOB</text:span>, <text:span text:style-name="Source_20_Text">LONGBLOB</text:span> – armazenam dados binários (ex: imagens, arquivos)</text:p>
        </text:list-item>
      </text:list>
      <text:h text:style-name="P3" text:outline-level="3">📦 Coleções</text:h>
      <text:list text:style-name="L7">
        <text:list-item>
          <text:p text:style-name="P34"><text:span text:style-name="Source_20_Text">ENUM</text:span> – lista de valores possíveis (ex: <text:span text:style-name="Source_20_Text">'M'</text:span>, <text:span text:style-name="Source_20_Text">'F'</text:span>, <text:span text:style-name="Source_20_Text">'Outro'</text:span>)</text:p>
        </text:list-item>
        <text:list-item>
          <text:p text:style-name="P34"><text:span text:style-name="Source_20_Text">SET</text:span> – conjunto de valores permitidos (pode conter múltiplos)</text:p>
        </text:list-item>
      </text:list>
      <text:h text:style-name="P3" text:outline-level="3"><text:soft-page-break/>🌍 Tipos Especiais</text:h>
      <text:list text:style-name="L8">
        <text:list-item>
          <text:p text:style-name="P35"><text:span text:style-name="Source_20_Text">POINT</text:span>, <text:span text:style-name="Source_20_Text">GEOMETRY</text:span> – usados para dados espaciais (geolocalização)</text:p>
        </text:list-item>
      </text:list>
      <text:p text:style-name="P9"/>
      <text:h text:style-name="P2" text:outline-level="2">🛠️ Comandos Básicos</text:h>
      <text:h text:style-name="P3" text:outline-level="3">Criar um Banco de Dados</text:h>
      <text:p text:style-name="P10"><text:span text:style-name="Source_20_Text">CREATE DATABASE nome_do_banco</text:span></text:p>
      <text:p text:style-name="P5"><text:span text:style-name="Source_20_Text"><text:span text:style-name="T1">DEFAULT CHARACTER SET utf8</text:span></text:span></text:p>
      <text:p text:style-name="P5"><text:span text:style-name="Source_20_Text"><text:span text:style-name="T1">DEFAULT COLLATE utf8_general_ci;</text:span></text:span></text:p>
      <text:h text:style-name="P3" text:outline-level="3">Criar uma Tabela</text:h>
      <text:p text:style-name="P11"><text:span text:style-name="Source_20_Text">CREATE TABLE pessoas (</text:span></text:p>
      <text:p text:style-name="P12"><text:span text:style-name="Source_20_Text"><text:s text:c="2"/>nome VARCHAR(30),</text:span></text:p>
      <text:p text:style-name="P12"><text:span text:style-name="Source_20_Text"><text:s text:c="2"/>idade INT,</text:span></text:p>
      <text:p text:style-name="P12"><text:span text:style-name="Source_20_Text"><text:s text:c="2"/>sexo CHAR(1),</text:span></text:p>
      <text:p text:style-name="P12"><text:span text:style-name="Source_20_Text"><text:s text:c="2"/>peso FLOAT,</text:span></text:p>
      <text:p text:style-name="P12"><text:span text:style-name="Source_20_Text"><text:s text:c="2"/>altura FLOAT,</text:span></text:p>
      <text:p text:style-name="P12"><text:span text:style-name="Source_20_Text"><text:s text:c="2"/>nacionalidade VARCHAR(20)</text:span></text:p>
      <text:p text:style-name="P13"><text:span text:style-name="Source_20_Text">);</text:span></text:p>
      <text:p text:style-name="P17">Apagar o banco de dados</text:p>
      <text:p text:style-name="P16">DROP DATABASE nome_do_banco;</text:p>
      <text:h text:style-name="P4" text:outline-level="3">Criar uma Tabela <text:span text:style-name="T1">V_2</text:span></text:h>
      <text:p text:style-name="P6"><text:span text:style-name="Source_20_Text">CREATE TABLE pessoas (</text:span></text:p>
      <text:p text:style-name="P6"><text:span text:style-name="Source_20_Text"><text:s text:c="2"/></text:span><text:span text:style-name="Source_20_Text"><text:span text:style-name="T2">id INT NOT NULL AUTO_INCREMENT,</text:span></text:span></text:p>
      <text:p text:style-name="P8"><text:span text:style-name="Source_20_Text"><text:s text:c="2"/>nome VARCHAR(30) </text:span><text:span text:style-name="Source_20_Text"><text:span text:style-name="T1">NOT NULL</text:span></text:span><text:span text:style-name="Source_20_Text">,</text:span></text:p>
      <text:p text:style-name="P8"><text:span text:style-name="Source_20_Text"><text:s text:c="2"/></text:span><text:span text:style-name="Source_20_Text"><text:span text:style-name="T3">nascimento</text:span></text:span><text:span text:style-name="Source_20_Text"> </text:span><text:span text:style-name="Source_20_Text"><text:span text:style-name="T1">DATE</text:span></text:span><text:span text:style-name="Source_20_Text">,</text:span></text:p>
      <text:p text:style-name="P8"><text:span text:style-name="Source_20_Text"><text:s text:c="2"/>sexo </text:span><text:span text:style-name="Source_20_Text"><text:span text:style-name="T1">ENUM (‘M’, ‘F’)</text:span></text:span><text:span text:style-name="Source_20_Text">,</text:span></text:p>
      <text:p text:style-name="P8"><text:span text:style-name="Source_20_Text"><text:s text:c="2"/>peso </text:span><text:span text:style-name="Source_20_Text"><text:span text:style-name="T1">DECIMAL (5, 2)</text:span></text:span><text:span text:style-name="Source_20_Text">,</text:span></text:p>
      <text:p text:style-name="P8"><text:span text:style-name="Source_20_Text"><text:s text:c="2"/>altura </text:span><text:span text:style-name="Source_20_Text"><text:span text:style-name="T1">DECIMAL (3, 2)</text:span></text:span><text:span text:style-name="Source_20_Text">,</text:span></text:p>
      <text:p text:style-name="P8"><text:span text:style-name="Source_20_Text"><text:s text:c="2"/>nacionalidade VARCHAR(20) </text:span><text:span text:style-name="Source_20_Text"><text:span text:style-name="T1">DEFAULT ‘Brasil’,</text:span></text:span></text:p>
      <text:p text:style-name="P14"><text:span text:style-name="Source_20_Text"><text:s text:c="2"/></text:span><text:span text:style-name="Source_20_Text"><text:span text:style-name="T2">PRIMATY KEY (id)</text:span></text:span></text:p>
      <text:p text:style-name="P7"><text:span text:style-name="Source_20_Text">) </text:span><text:span text:style-name="Source_20_Text"><text:span text:style-name="T1">DEFAULT CHATSET = UTF8</text:span></text:span><text:span text:style-name="Source_20_Text">;</text:span></text:p>
      <text:h text:style-name="P18" text:outline-level="3">INSERT INTO </text:h>
      <text:p text:style-name="P19">INSERT INTO pesssoas </text:p>
      <text:p text:style-name="P19">(nome, nascimento, sexo, peso, altura, nacionalidade)</text:p>
      <text:p text:style-name="P19">VALUES</text:p>
      <text:p text:style-name="P19">(‘Karlos’, ‘2005-04-08’, ‘M’, ‘80’, ‘1.75’, ‘Brasil’);</text:p>
      <text:p text:style-name="P19"/>
      <text:p text:style-name="P19"/>
      <text:p text:style-name="P19"/>
      <text:p text:style-name="P20"><text:soft-page-break/>ALTER TABLE </text:p>
      <text:p text:style-name="P20"/>
      <text:p text:style-name="P24">ALTER TABLE pessoas</text:p>
      <text:p text:style-name="P24">ADD COLUMN profissao VARCHAR(10);</text:p>
      <text:p text:style-name="P24"/>
      <text:p text:style-name="P20">ELEMINAR UMA COLUNA</text:p>
      <text:p text:style-name="P24"/>
      <text:p text:style-name="P24">ALTER TABLE pessoas</text:p>
      <text:p text:style-name="P24">DROP COLUMN profissao</text:p>
      <text:p text:style-name="P24"/>
      <text:p text:style-name="P24"/>
      <text:p text:style-name="P20">MODIFICICAR UMA COLUNA</text:p>
      <text:p text:style-name="P20"/>
      <text:p text:style-name="P24">ALTER TABLE pessoas</text:p>
      <text:p text:style-name="P24">MODIFY COLUMN profissao VARCHAR(20) NOT NULL DEFAULT ‘’; </text:p>
      <text:p text:style-name="P24"/>
      <text:p text:style-name="P20">ALTERAR O NOME UMA COLUNA</text:p>
      <text:p text:style-name="P20"/>
      <text:p text:style-name="P24">ALTER TABLE pessoas</text:p>
      <text:p text:style-name="P24">CHANGE COLUMN profissao <text:s/>prof VARCHAR(20);</text:p>
      <text:p text:style-name="P24"/>
      <text:p text:style-name="P20">ALTERAR O NOME UMA TABELA</text:p>
      <text:p text:style-name="P24">ALTER TABLE pessoas </text:p>
      <text:p text:style-name="P24">RENAME TO pessoinhas;</text:p>
      <text:p text:style-name="P24"/>
      <text:p text:style-name="P21"><text:span text:style-name="T4">APAGAR A</text:span> TABELA</text:p>
      <text:p text:style-name="P25">DROP TABLE IF EXIST teste;</text:p>
      <text:p text:style-name="P25"/>
      <text:p text:style-name="P22">MANIPULANDO REGISTROS </text:p>
      <text:p text:style-name="P22">UPDATE</text:p>
      <text:p text:style-name="P26">UPTADE <text:span text:style-name="T5">cursos</text:span> SET NOME = ‘html5’ WHERE id_curso = ‘1’; </text:p>
      <text:p text:style-name="P26"/>
      <text:p text:style-name="P23">DELETE </text:p>
      <text:p text:style-name="P27">DELETE FROM cursos WHERE id_cursos = ‘1’;</text:p>
      <text:p text:style-name="P27"/>
      <text:p text:style-name="P23"><text:soft-page-break/>APAGA TODOS OS REGISTROS</text:p>
      <text:p text:style-name="P27">TRUNCATE TABLE cursos; </text:p>
      <text:p text:style-name="P23"/>
      <text:p text:style-name="P22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22:02:35.101345185</meta:creation-date>
    <dc:date>2025-07-01T18:19:51.922171772</dc:date>
    <meta:editing-duration>PT32M1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4" meta:paragraph-count="81" meta:word-count="392" meta:character-count="2563" meta:non-whitespace-character-count="2213"/>
  </office:meta>
</office:document-meta>
</file>